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034ad9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034ad9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0406427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03ded5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0406427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style:text-underline-style="none" fo:font-weight="bold" officeooo:rsid="0026793c" officeooo:paragraph-rsid="0040642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style:text-underline-style="none" fo:font-weight="bold" officeooo:rsid="0026793c" officeooo:paragraph-rsid="0045eb3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style:text-underline-style="none" fo:font-weight="normal" officeooo:rsid="0026793c" officeooo:paragraph-rsid="00406427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9" style:family="paragraph" style:parent-style-name="Standard">
      <style:text-properties fo:color="#808080" loext:opacity="100%" style:font-name="Liberation Mono" fo:font-size="8pt" fo:font-weight="bold" officeooo:rsid="00261b22" officeooo:paragraph-rsid="0026df28" style:font-name-asian="Noto Sans Mono CJK SC" style:font-size-asian="8pt" style:font-weight-asian="bold" style:font-name-complex="Liberation Mono" style:font-size-complex="8pt" style:font-weight-complex="bold"/>
    </style:style>
    <style:style style:name="P10" style:family="paragraph" style:parent-style-name="Standard">
      <style:text-properties fo:color="#808080" loext:opacity="100%" style:font-name="Liberation Mono" fo:font-size="8pt" fo:font-weight="normal" officeooo:rsid="00261b22" officeooo:paragraph-rsid="0026df28" style:font-name-asian="Noto Sans Mono CJK SC" style:font-size-asian="8pt" style:font-weight-asian="normal" style:font-name-complex="Liberation Mono" style:font-size-complex="8pt" style:font-weight-complex="normal"/>
    </style:style>
    <style:style style:name="P11" style:family="paragraph" style:parent-style-name="Standard">
      <style:text-properties fo:color="#808080" loext:opacity="100%" style:font-name="Liberation Mono" fo:font-size="8pt" fo:font-weight="normal" officeooo:rsid="00261b22" officeooo:paragraph-rsid="002ded17" fo:background-color="transparent" style:font-name-asian="Noto Sans Mono CJK SC" style:font-size-asian="8pt" style:font-weight-asian="normal" style:font-name-complex="Liberation Mono" style:font-size-complex="8pt" style:font-weight-complex="normal"/>
    </style:style>
    <style:style style:name="P12" style:family="paragraph" style:parent-style-name="Standard">
      <style:text-properties fo:color="#808080" loext:opacity="100%" style:font-name="Liberation Mono" fo:font-size="8pt" fo:font-weight="normal" officeooo:rsid="002ded17" officeooo:paragraph-rsid="0030ce11" fo:background-color="transparent" style:font-name-asian="Noto Sans Mono CJK SC" style:font-size-asian="8pt" style:font-weight-asian="normal" style:font-name-complex="Liberation Mono" style:font-size-complex="8pt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Liberation Mono" fo:font-size="8pt" fo:font-weight="normal" officeooo:rsid="002ded17" officeooo:paragraph-rsid="0032c5ad" fo:background-color="transparent" style:font-name-asian="Noto Sans Mono CJK SC" style:font-size-asian="8pt" style:font-weight-asian="normal" style:font-name-complex="Liberation Mono" style:font-size-complex="8pt" style:font-weight-complex="normal"/>
    </style:style>
    <style:style style:name="P14" style:family="paragraph" style:parent-style-name="Standard">
      <style:text-properties fo:color="#808080" loext:opacity="100%" style:font-name="monospace" fo:font-size="8pt" fo:font-style="normal" fo:font-weight="bold" officeooo:rsid="002ded17" officeooo:paragraph-rsid="002ded17" style:font-name-asian="Noto Sans Mono CJK SC" style:font-size-asian="8pt" style:font-style-asian="normal" style:font-weight-asian="bold" style:font-name-complex="Liberation Mono" style:font-size-complex="8pt" style:font-style-complex="normal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8pt" fo:font-style="normal" fo:font-weight="bold" officeooo:rsid="0026793c" officeooo:paragraph-rsid="0034ad9f" fo:background-color="transparent" style:font-name-asian="Noto Sans Mono CJK SC" style:font-size-asian="8pt" style:font-style-asian="normal" style:font-weight-asian="bold" style:font-name-complex="Liberation Mono" style:font-size-complex="8pt" style:font-style-complex="normal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8pt" fo:font-style="normal" fo:font-weight="normal" officeooo:rsid="0026793c" officeooo:paragraph-rsid="002f7018" fo:background-color="transparent" style:font-name-asian="Noto Sans Mono CJK SC" style:font-size-asian="8pt" style:font-style-asian="normal" style:font-weight-asian="normal" style:font-name-complex="Liberation Mono" style:font-size-complex="8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8pt" fo:font-style="normal" fo:font-weight="normal" officeooo:rsid="0026793c" officeooo:paragraph-rsid="0032c5ad" fo:background-color="transparent" style:font-name-asian="Noto Sans Mono CJK SC" style:font-size-asian="8pt" style:font-style-asian="normal" style:font-weight-asian="normal" style:font-name-complex="Liberation Mono" style:font-size-complex="8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8pt" fo:font-weight="normal" officeooo:paragraph-rsid="002f7018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8pt" fo:font-weight="normal" officeooo:rsid="002ded17" officeooo:paragraph-rsid="002f7018" fo:background-color="transparent" style:font-name-asian="Noto Sans Mono CJK SC" style:font-size-asian="8pt" style:font-weight-asian="normal" style:font-name-complex="Liberation Mono" style:font-size-complex="8pt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034ad9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03ded5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040642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03ded5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0406427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loext:opacity="100%" style:font-name="monospace" fo:font-size="10pt" fo:font-style="normal" style:text-underline-style="none" fo:font-weight="bold" officeooo:rsid="0026793c" officeooo:paragraph-rsid="0040642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80" loext:opacity="100%" style:font-name="monospace" fo:font-size="14pt" fo:font-style="normal" style:text-underline-style="solid" style:text-underline-width="auto" style:text-underline-color="font-color" fo:font-weight="bold" officeooo:rsid="0026793c" officeooo:paragraph-rsid="00406427" fo:background-color="#ffffd7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04733a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" style:family="text">
      <style:text-properties style:font-name="monospace"/>
    </style:style>
    <style:style style:name="T2" style:family="text">
      <style:text-properties style:font-name="monospace" fo:font-style="normal" officeooo:rsid="0026793c" style:font-style-asian="normal" style:font-style-complex="normal"/>
    </style:style>
    <style:style style:name="T3" style:family="text">
      <style:text-properties style:font-name="monospace" fo:font-style="normal" fo:font-weight="bold" officeooo:rsid="0026793c" style:font-style-asian="normal" style:font-weight-asian="bold" style:font-style-complex="normal" style:font-weight-complex="bold"/>
    </style:style>
    <style:style style:name="T4" style:family="text">
      <style:text-properties style:font-name="monospace" officeooo:rsid="0030222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61b22"/>
    </style:style>
    <style:style style:name="T7" style:family="text">
      <style:text-properties fo:font-style="normal" officeooo:rsid="0026793c" style:font-style-asian="normal" style:font-style-complex="normal"/>
    </style:style>
    <style:style style:name="T8" style:family="text">
      <style:text-properties fo:font-style="normal" officeooo:rsid="00799fb1" style:font-style-asian="normal" style:font-style-complex="normal"/>
    </style:style>
    <style:style style:name="T9" style:family="text">
      <style:text-properties fo:font-style="normal" fo:font-weight="bold" officeooo:rsid="0026793c" style:font-style-asian="normal" style:font-weight-asian="bold" style:font-style-complex="normal" style:font-weight-complex="bold"/>
    </style:style>
    <style:style style:name="T10" style:family="text">
      <style:text-properties officeooo:rsid="0026793c"/>
    </style:style>
    <style:style style:name="T11" style:family="text">
      <style:text-properties officeooo:rsid="0036d1ce"/>
    </style:style>
    <style:style style:name="T12" style:family="text">
      <style:text-properties officeooo:rsid="002b4312"/>
    </style:style>
    <style:style style:name="T13" style:family="text">
      <style:text-properties officeooo:rsid="00419410"/>
    </style:style>
    <style:style style:name="T14" style:family="text">
      <style:text-properties fo:font-size="14pt" fo:background-color="#ffffd7" loext:char-shading-value="0" style:font-size-asian="14pt" style:font-size-complex="14pt"/>
    </style:style>
    <style:style style:name="T15" style:family="text">
      <style:text-properties officeooo:rsid="0045eb32"/>
    </style:style>
    <style:style style:name="T16" style:family="text">
      <style:text-properties officeooo:rsid="0046fa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ocker pull braymok/yolo5:16</text:p>
      <text:p text:style-name="P10">user@user:~$ docker image ls</text:p>
      <text:p text:style-name="P10">REPOSITORY <text:s text:c="5"/>TAG <text:s text:c="6"/>IMAGE ID <text:s text:c="6"/>CREATED <text:s text:c="8"/>SIZE</text:p>
      <text:p text:style-name="P10">braymok/yolo5 <text:s text:c="2"/>16 <text:s text:c="7"/>23f40dd81438 <text:s text:c="2"/>5 weeks ago <text:s text:c="4"/>4.03GB</text:p>
      <text:p text:style-name="P10">hello-world <text:s text:c="4"/>latest <text:s text:c="3"/>d2c94e258dcb <text:s text:c="2"/>16 months ago <text:s text:c="2"/>13.3kB</text:p>
      <text:p text:style-name="P10"/>
      <text:p text:style-name="P11">docker inspect braymok/yolo5:16</text:p>
      <text:p text:style-name="P12">docker run -it <text:span text:style-name="T1">-h CONTAINER --name yolo </text:span><text:span text:style-name="T6">braymok/yolo5:16</text:span> <text:span text:style-name="T1"><text:s/>/bin/bash <text:s/></text:span><text:span text:style-name="T4">Добавляем чтобы иссдедовать</text:span></text:p>
      <text:p text:style-name="P14"/>
      <text:p text:style-name="P18"><text:span text:style-name="T10">docker rm -v $(docker ps -aq -f status=exited) <text:s text:c="2"/></text:span><text:span text:style-name="T12">удалить все остановленные</text:span><text:span text:style-name="T10"><text:tab/></text:span></text:p>
      <text:p text:style-name="P19"><text:span text:style-name="T7">docker rm -v $(docker ps -aq -f status=</text:span><text:span text:style-name="T8">created</text:span><text:span text:style-name="T7">)</text:span></text:p>
      <text:p text:style-name="P16">alias drm='docker rm -v $(docker ps -aq -f status=exited)'</text:p>
      <text:p text:style-name="P16">alias dps='docker ps -a'</text:p>
      <text:p text:style-name="P16">alias dls='docker image ls'</text:p>
      <text:p text:style-name="P16"/>
      <text:p text:style-name="P16">user@user:~$ dps</text:p>
      <text:p text:style-name="P16">CONTAINER ID <text:s text:c="2"/>IMAGE <text:s text:c="13"/>COMMAND <text:s text:c="6"/>CREATED <text:s text:c="8"/>STATUS <text:s text:c="8"/>PORTS <text:s text:c="4"/>NAMES</text:p>
      <text:p text:style-name="P16">54fa83d6b7a1 <text:s text:c="2"/>braymok/yolo5:16 <text:s text:c="2"/>"/bin/bash" <text:s text:c="2"/>2 minutes ago <text:s text:c="2"/>Up 2 minutes <text:s text:c="12"/>yolo</text:p>
      <text:p text:style-name="P19"><text:span text:style-name="T7">user@user:~$ </text:span><text:span text:style-name="T9">docker commit 54fa83d6b7a1 yolo_test_1</text:span></text:p>
      <text:p text:style-name="P13"><text:span text:style-name="T2">user@user:~$ </text:span><text:span text:style-name="T3">docker run -it -h CONTAINER --rm <text:s/>--name yolo yolo_test_1</text:span></text:p>
      <text:p text:style-name="P17">root@CONTAINER:/usr/src/app# </text:p>
      <text:p text:style-name="P17"/>
      <text:p text:style-name="P15">docker run -it -h <text:span text:style-name="T11">yolo</text:span> --<text:span text:style-name="T11">rm </text:span>--name yolo yolo_test_1</text:p>
      <text:p text:style-name="P1"/>
      <text:p text:style-name="P1"><text:a xlink:type="simple" xlink:href="https://lindevs.com/install-yolov8-inside-docker-container-in-linux" text:style-name="Internet_20_link" text:visited-style-name="Visited_20_Internet_20_Link"><text:span text:style-name="T14">https://lindevs.com/install-yolov8-inside-docker-container-in-linux</text:span></text:a></text:p>
      <text:p text:style-name="P1"/>
      <text:p text:style-name="P20">Create Docker image</text:p>
      <text:p text:style-name="P2">Create Dockerfile and add the following content:</text:p>
      <text:p text:style-name="P2"/>
      <text:p text:style-name="P2">FROM nvidia/cuda:12.0.0-runtime-ubuntu22.04</text:p>
      <text:p text:style-name="P2">WORKDIR /yolov8</text:p>
      <text:p text:style-name="P2">ADD https://ultralytics.com/assets/Arial.ttf /root/.config/Ultralytics/</text:p>
      <text:p text:style-name="P2">RUN apt-get update \</text:p>
      <text:p text:style-name="P2"><text:s text:c="4"/>&amp;&amp; apt-get install --no-install-recommends -y <text:s/>\</text:p>
      <text:p text:style-name="P2"><text:s text:c="8"/>libgl1-mesa-glx libglib2.0-0 python3 python3-pip \</text:p>
      <text:p text:style-name="P2"><text:s text:c="4"/>&amp;&amp; pip3 install ultralytics \</text:p>
      <text:p text:style-name="P2"><text:s text:c="4"/>&amp;&amp; rm -rf /var/lib/apt/lists/*</text:p>
      <text:p text:style-name="P2">ENTRYPOINT ["yolo"]</text:p>
      <text:p text:style-name="P2"/>
      <text:p text:style-name="P2"/>
      <text:p text:style-name="P2">Run command to create Docker image:</text:p>
      <text:p text:style-name="P1">docker build -t yolov8 .</text:p>
      <text:p text:style-name="P1"/>
      <text:p text:style-name="P20">Testing YOLOv8</text:p>
      <text:p text:style-name="P2">Create directory to store input images:</text:p>
      <text:p text:style-name="P1">mkdir -p ~/yolov8/inputs</text:p>
      <text:p text:style-name="P1"/>
      <text:p text:style-name="P2">Download sample image:</text:p>
      <text:p text:style-name="P2">curl -o ~/yolov8/inputs/test.jpg https://raw.githubusercontent.com/rdcolema/tensorflow-image-classification/master/cat.jpg </text:p>
      <text:p text:style-name="P20">Object detection:</text:p>
      <text:p text:style-name="P2">docker run -it --rm <text:span text:style-name="T16">\</text:span></text:p>
      <text:p text:style-name="P2"><text:s text:c="4"/>-v ~/yolov8:/yolov8 \</text:p>
      <text:p text:style-name="P2"><text:s text:c="4"/>yolov8 detect predict save model=yolov8s.pt source=inputs/test.jpg</text:p>
      <text:p text:style-name="P23">Успешно</text:p>
      <text:p text:style-name="P21">Image segmentation:</text:p>
      <text:p text:style-name="P4">docker run -it --rm \</text:p>
      <text:p text:style-name="P4"><text:s text:c="4"/>-v ~/yolov8:/yolov8 \</text:p>
      <text:p text:style-name="P4"><text:s text:c="4"/>yolov8 segment predict save model=yolov8s-seg.pt source=inputs/test.jpg</text:p>
      <text:p text:style-name="P24">Успешно</text:p>
      <text:p text:style-name="P22">Image classification:</text:p>
      <text:p text:style-name="P5">docker run -it --rm \</text:p>
      <text:p text:style-name="P5"><text:s text:c="4"/>-v ~/yolov8:/yolov8 \</text:p>
      <text:p text:style-name="P5"><text:s text:c="4"/>yolov8 classify predict save model=yolov8s-cls.pt source=inputs/test.jpg</text:p>
      <text:p text:style-name="P27">Успешно</text:p>
      <text:p text:style-name="P3"><text:span text:style-name="T5">docker run -it --rm <text:s/>yolov8</text:span> <text:s text:c="4"/><text:span text:style-name="T13">Выводит справку команд</text:span></text:p>
      <text:p text:style-name="P3"/>
      <text:p text:style-name="P26"><text:soft-page-break/><text:a xlink:type="simple" xlink:href="https://github.com/ultralytics/yolov5/wiki/Docker-Quickstart" text:style-name="Internet_20_link" text:visited-style-name="Visited_20_Internet_20_Link">https://github.com/ultralytics/yolov5/wiki/Docker-Quickstart</text:a></text:p>
      <text:p text:style-name="P25">Step 1: Pull the YOLOv5 Docker Image</text:p>
      <text:p text:style-name="P6">docker pull ultralytics/yolov5:latest</text:p>
      <text:p text:style-name="P6"/>
      <text:p text:style-name="P25">Step 2: Run the Docker Container</text:p>
      <text:p text:style-name="P7">docker run --ipc=host -it --<text:span text:style-name="T15">rm </text:span>-v "$(pwd)"/datasets:/usr/src/datasets ultralytics/yolov5:latest</text:p>
      <text:p text:style-name="P8">To run a container with GPU access, use the --gpus all flag:</text:p>
      <text:p text:style-name="P6">docker run --ipc=host -it --<text:span text:style-name="T15">rm </text:span>--gpus all ultralytics/yolov5:latest</text:p>
      <text:p text:style-name="P6"/>
      <text:p text:style-name="P25">Step 3: Use YOLOv5 🚀 within the Docker Container</text:p>
      <text:p text:style-name="P8">Now you can train, test, detect, and export YOLOv5 models within the running Docker container:</text:p>
      <text:p text:style-name="P6">python train.py <text:s/># train a model</text:p>
      <text:p text:style-name="P6">python val.py --weights yolov5s.pt <text:s/># validate a model for Precision, Recall, and mAP</text:p>
      <text:p text:style-name="P6">python detect.py --weights yolov5s.pt --source path/to/images <text:s/># run inference on images and videos</text:p>
      <text:p text:style-name="P6">python export.py --weights yolov5s.pt --include onnx coreml tflite <text:s/># export models to other forma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2:50:40.400511246</meta:creation-date>
    <dc:date>2024-09-02T10:56:29.451876678</dc:date>
    <meta:editing-duration>PT12H1M40S</meta:editing-duration>
    <meta:editing-cycles>44</meta:editing-cycles>
    <meta:generator>LibreOffice/7.3.7.2$Linux_X86_64 LibreOffice_project/30$Build-2</meta:generator>
    <meta:document-statistic meta:table-count="0" meta:image-count="0" meta:object-count="0" meta:page-count="2" meta:paragraph-count="67" meta:word-count="391" meta:character-count="3101" meta:non-whitespace-character-count="2624"/>
  </office:meta>
</office:document-meta>
</file>